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1" fo:font-style="normal" style:font-style-asian="normal" style:font-weight-asian="normal" style:font-style-complex="normal" style:font-weight-complex="normal"/>
    </style:style>
    <style:style style:name="P4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1" fo:font-style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P1">%#include AL/CCJU/commun/dateAdresse/dateAdresse#%</text:p>
      <text:p text:style-name="P1"/>
      <text:p text:style-name="P1"/>
      <text:p text:style-name="P1">%#include AL/CCJU/declarationVersement/declarationVersementInfoCommun#%</text:p>
      <text:p text:style-name="P1"/>
      <text:p text:style-name="P1">%#include AL/CCJU/declarationVersement/declarationVersementList#%</text:p>
      <text:p text:style-name="P1"/>
      <text:p text:style-name="P2">%=remLineWhenBlank(declaration_versement_destination_text,-1)=%</text:p>
      <text:p text:style-name="P1"/>
      <text:p text:style-name="P1"/>
      <text:p text:style-name="P5">%#include AL/CCJU/commun/signatures/standard#%</text:p>
      <text:p text:style-name="P3">%=pushToEnd()=%</text:p>
      <text:p text:style-name="P4">%#include AL/CCJU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00:14</meta:creation-date>
    <dc:creator>pta</dc:creator>
    <dc:date>2011-08-24T14:50:57</dc:date>
    <meta:editing-cycles>42</meta:editing-cycles>
    <meta:editing-duration>PT1H46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37" meta:character-count="401"/>
  </office:meta>
</office:document-meta>
</file>